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7de7" officeooo:paragraph-rsid="001b7de7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b7de7" officeooo:paragraph-rsid="001b7de7" style:font-size-asian="12pt" style:font-size-complex="12pt"/>
    </style:style>
    <style:style style:name="P4" style:family="paragraph" style:parent-style-name="Standard">
      <style:text-properties fo:font-size="12pt" officeooo:paragraph-rsid="001b7de7" style:font-size-asian="12pt" style:font-size-complex="12pt"/>
    </style:style>
    <style:style style:name="P5" style:family="paragraph" style:parent-style-name="Text_20_body">
      <style:text-properties officeooo:paragraph-rsid="001cf856"/>
    </style:style>
    <style:style style:name="P6" style:family="paragraph" style:parent-style-name="Text_20_body">
      <style:text-properties fo:font-size="13pt" style:font-size-asian="13pt" style:font-size-complex="13pt"/>
    </style:style>
    <style:style style:name="P7" style:family="paragraph" style:parent-style-name="Text_20_body">
      <style:text-properties fo:font-size="13pt" officeooo:rsid="001cf856" officeooo:paragraph-rsid="001cf856" style:font-size-asian="13pt" style:font-size-complex="13pt"/>
    </style:style>
    <style:style style:name="P8" style:family="paragraph" style:parent-style-name="Text_20_body">
      <style:text-properties fo:font-weight="bold" officeooo:paragraph-rsid="001cf856" style:font-weight-asian="bold" style:font-weight-complex="bold"/>
    </style:style>
    <style:style style:name="P9" style:family="paragraph" style:parent-style-name="Text_20_body">
      <style:text-properties fo:font-size="14pt" officeooo:rsid="001cf856" officeooo:paragraph-rsid="001cf856" style:font-size-asian="14pt" style:font-size-complex="14pt"/>
    </style:style>
    <style:style style:name="P10" style:family="paragraph" style:parent-style-name="Text_20_body">
      <style:text-properties fo:font-size="14pt" officeooo:rsid="001eefd7" officeooo:paragraph-rsid="001eefd7" style:font-size-asian="14pt" style:font-size-complex="14pt"/>
    </style:style>
    <style:style style:name="P11" style:family="paragraph" style:parent-style-name="Standard">
      <style:text-properties fo:font-variant="normal" fo:text-transform="none" fo:color="#333333" style:font-name="Monaco" fo:font-size="12pt" fo:letter-spacing="normal" fo:font-style="normal" fo:font-weight="normal" officeooo:rsid="001b7de7" officeooo:paragraph-rsid="001b7de7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Monaco" fo:font-size="12pt" fo:letter-spacing="normal" fo:font-style="normal" fo:font-weight="normal" officeooo:paragraph-rsid="001b7de7" style:font-size-asian="12pt" style:font-size-complex="12pt"/>
    </style:style>
    <style:style style:name="P13" style:family="paragraph" style:parent-style-name="Text_20_body">
      <style:text-properties fo:font-size="15pt" officeooo:rsid="001cf856" officeooo:paragraph-rsid="001cf856" style:font-size-asian="15pt" style:font-size-complex="15pt"/>
    </style:style>
    <style:style style:name="P14" style:family="paragraph" style:parent-style-name="Text_20_body">
      <style:text-properties fo:font-size="14pt" officeooo:rsid="001cf856" officeooo:paragraph-rsid="001cf856" style:font-size-asian="14pt" style:font-size-complex="14pt"/>
    </style:style>
    <style:style style:name="P15" style:family="paragraph" style:parent-style-name="Text_20_body">
      <style:text-properties fo:font-size="14pt" officeooo:rsid="001f2747" officeooo:paragraph-rsid="001f2747" style:font-size-asian="14pt" style:font-size-complex="14pt"/>
    </style:style>
    <style:style style:name="T1" style:family="text">
      <style:text-properties officeooo:rsid="001b7de7"/>
    </style:style>
    <style:style style:name="T2" style:family="text">
      <style:text-properties fo:color="#ce181e" fo:font-size="15pt" officeooo:rsid="001b7de7" style:font-size-asian="15pt" style:font-size-complex="15pt"/>
    </style:style>
    <style:style style:name="T3" style:family="text">
      <style:text-properties fo:color="#ce181e" fo:font-size="15pt" officeooo:rsid="001cf856" style:font-size-asian="15pt" style:font-size-complex="15pt"/>
    </style:style>
    <style:style style:name="T4" style:family="text">
      <style:text-properties fo:color="#ce181e" fo:font-size="15pt" fo:font-weight="bold" officeooo:rsid="001b7de7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333333" style:font-name="Monaco" fo:letter-spacing="normal" fo:font-style="normal" fo:font-weight="normal"/>
    </style:style>
    <style:style style:name="T6" style:family="text">
      <style:text-properties fo:font-variant="normal" fo:text-transform="none" fo:color="#333333" style:font-name="Monaco" fo:letter-spacing="normal" fo:font-style="normal" fo:font-weight="normal" officeooo:rsid="001b7de7"/>
    </style:style>
    <style:style style:name="T7" style:family="text">
      <style:text-properties fo:font-variant="normal" fo:text-transform="none" fo:color="#333333" style:font-name="Monaco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style:font-name="Monaco" fo:letter-spacing="normal" fo:font-style="normal" fo:font-weight="bold" officeooo:rsid="001b7de7" style:font-weight-asian="bold" style:font-weight-complex="bold"/>
    </style:style>
    <style:style style:name="T9" style:family="text">
      <style:text-properties fo:font-variant="normal" fo:text-transform="none" fo:color="#333333" style:font-name="Monaco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333333" style:font-name="Monaco" fo:font-size="12pt" fo:letter-spacing="normal" fo:font-style="normal" fo:font-weight="normal" officeooo:rsid="001b7de7" style:font-size-asian="12pt" style:font-size-complex="12pt"/>
    </style:style>
    <style:style style:name="T11" style:family="text">
      <style:text-properties officeooo:rsid="001cf85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officeooo:rsid="001cf856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2"><text:s text:c="3"/></text:span><text:span text:style-name="T4">Complete <text:s/>Installation of <text:s/>Java 12</text:span><text:span text:style-name="T2"> </text:span></text:p>
      <text:p text:style-name="Standard"/>
      <text:p text:style-name="P3">Check your <text:s/><text:span text:style-name="T11">version before instllation start by typing “ java <text:s/>-version <text:s/>“ </text:span></text:p>
      <text:p text:style-name="P2"/>
      <text:p text:style-name="P3"><text:span text:style-name="T12">1</text:span>. Add repository of <text:s/>java by following command</text:p>
      <text:p text:style-name="P3"/>
      <text:p text:style-name="P4"><text:span text:style-name="T1">cmd <text:s text:c="3"/>“ <text:s/></text:span><text:span text:style-name="T5">sudo add-apt-repository ppa:linuxuprising/java <text:s/>“</text:span></text:p>
      <text:p text:style-name="P11"/>
      <text:p text:style-name="P11"/>
      <text:p text:style-name="P4"><text:span text:style-name="T8">2</text:span><text:span text:style-name="T6">. <text:s/></text:span><text:span text:style-name="T5">Then run commands to install the script to start downloading and installing Java 12 on your Ubuntu:</text:span></text:p>
      <text:p text:style-name="P11"/>
      <text:p text:style-name="P4"><text:span text:style-name="T6">cmd <text:s text:c="3"/>“ <text:s/></text:span><text:span text:style-name="T5">sudo apt-get update “</text:span></text:p>
      <text:p text:style-name="P12"/>
      <text:p text:style-name="P4"><text:span text:style-name="T6">cmd <text:s text:c="2"/>“ </text:span><text:span text:style-name="T5">sudo apt-get install oracle-java12-installer <text:s text:c="2"/>“ </text:span></text:p>
      <text:p text:style-name="P12"/>
      <text:p text:style-name="P12"/>
      <text:p text:style-name="P3"><text:span text:style-name="T7">3</text:span><text:span text:style-name="T5">. If you are having <text:s/>more than one java version installed or avilable <text:s/>then you can choose one of them <text:s/>by using following command .</text:span></text:p>
      <text:p text:style-name="P11"/>
      <text:p text:style-name="P11"/>
      <text:p text:style-name="P11">Cmd <text:s/>“ sudo update-alternatives --config java <text:s text:c="2"/>“</text:p>
      <text:p text:style-name="P11"/>
      <text:p text:style-name="P11">now , you can choode by given option and use <text:s text:c="2"/></text:p>
      <text:p text:style-name="P11"/>
      <text:p text:style-name="P3"><text:span text:style-name="T7">4</text:span><text:span text:style-name="T5"> . now check you java version by typing <text:s text:c="2"/></text:span></text:p>
      <text:p text:style-name="P11"/>
      <text:p text:style-name="P11">cmd <text:s/>“ java -version “</text:p>
      <text:p text:style-name="P6"/>
      <text:p text:style-name="Text_20_body"/>
      <text:p text:style-name="Text_20_body"/>
      <text:p text:style-name="Text_20_body"/>
      <text:p text:style-name="P8"><text:span text:style-name="T3">Purging of complete java from system</text:span><text:span text:style-name="T13"> </text:span></text:p>
      <text:p text:style-name="P13">check you current java version wich you have to purge</text:p>
      <text:p text:style-name="P13"><text:s/></text:p>
      <text:p text:style-name="P9">1. <text:s/>Now we have to remove java by tyiping following command .</text:p>
      <text:p text:style-name="P9"><text:s/>cmd <text:s/>“sudo apt-get remove java-12-openjdk “</text:p>
      <text:p text:style-name="P9"><text:s text:c="3"/>cmd <text:s text:c="2"/>“ sudo apt-get purge java-12-openjdk <text:s/>“</text:p>
      <text:p text:style-name="P15">cmd <text:s text:c="2"/>“ <text:s/>sudo apt-get remove openjdk-12-jre <text:s/>“</text:p>
      <text:p text:style-name="P9"><text:s text:c="3"/>cmd <text:s text:c="2"/>“ sudo apt-get autoremove <text:s/>“ </text:p>
      <text:p text:style-name="P9"><text:soft-page-break/></text:p>
      <text:p text:style-name="P9"/>
      <text:p text:style-name="P9">2 . Now type <text:s/>“ <text:span text:style-name="T10">sudo update-alternatives --config java <text:s/>“ </text:span><text:span text:style-name="T9">if still <text:s/>found the deleted version <text:s/>then delet the folder </text:span></text:p>
      <text:p text:style-name="P10">PATH <text:s/>: <text:s/>“ /usr/lib/jvm/java-12-openjdk-amd64 “</text:p>
      <text:p text:style-name="P10"/>
      <text:p text:style-name="P10">3 . Now you can check by typing <text:s/>“ <text:s/>java -version <text:s/>“ </text:p>
      <text:p text:style-name="P10"/>
      <text:p text:style-name="P10"/>
      <text:p text:style-name="P10">Thank you </text:p>
      <text:p text:style-name="P10"/>
      <text:p text:style-name="P10"/>
      <text:p text:style-name="P7"/>
      <text:p text:style-name="P7"/>
      <text:p text:style-name="P5"><text:span text:style-name="T13"><text:s text:c="2"/></text:span><text:line-break/></text:p>
      <text:p text:style-name="Text_20_body"><text:line-break/></text:p>
      <text:p text:style-name="Text_20_body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6:22:05.006177457</meta:creation-date>
    <dc:date>2019-09-03T18:02:10.575959822</dc:date>
    <meta:editing-duration>PT52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213" meta:character-count="1264" meta:non-whitespace-character-count="998"/>
  </office:meta>
</office:document-meta>
</file>